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c1f" officeooo:paragraph-rsid="0007ec1f"/>
    </style:style>
    <style:style style:name="P2" style:family="paragraph" style:parent-style-name="Standard">
      <style:text-properties officeooo:rsid="0007ec1f" officeooo:paragraph-rsid="00098fda"/>
    </style:style>
    <style:style style:name="P3" style:family="paragraph" style:parent-style-name="Standard">
      <style:text-properties officeooo:rsid="0007ec1f" officeooo:paragraph-rsid="000a4d37"/>
    </style:style>
    <style:style style:name="P4" style:family="paragraph" style:parent-style-name="Standard">
      <style:text-properties officeooo:paragraph-rsid="0007ec1f"/>
    </style:style>
    <style:style style:name="P5" style:family="paragraph" style:parent-style-name="Standard">
      <style:text-properties style:font-name="Liberation Mono" fo:font-size="10.5pt" officeooo:rsid="0007ec1f" officeooo:paragraph-rsid="0007ec1f" style:font-size-asian="10.5pt" style:font-size-complex="10.5pt"/>
    </style:style>
    <style:style style:name="P6" style:family="paragraph" style:parent-style-name="Standard">
      <style:text-properties officeooo:paragraph-rsid="00098fda"/>
    </style:style>
    <style:style style:name="P7" style:family="paragraph" style:parent-style-name="Preformatted_20_Text">
      <style:text-properties officeooo:rsid="0007ec1f" officeooo:paragraph-rsid="0007ec1f"/>
    </style:style>
    <style:style style:name="P8" style:family="paragraph" style:parent-style-name="Preformatted_20_Text">
      <style:text-properties officeooo:rsid="0007ec1f" officeooo:paragraph-rsid="00098fda"/>
    </style:style>
    <style:style style:name="P9" style:family="paragraph" style:parent-style-name="Preformatted_20_Text">
      <style:text-properties officeooo:rsid="0007ec1f" officeooo:paragraph-rsid="000a4d37"/>
    </style:style>
    <style:style style:name="P10" style:family="paragraph" style:parent-style-name="Preformatted_20_Text">
      <style:text-properties officeooo:paragraph-rsid="0007ec1f"/>
    </style:style>
    <style:style style:name="T1" style:family="text">
      <style:text-properties officeooo:rsid="0007ec1f"/>
    </style:style>
    <style:style style:name="T2" style:family="text">
      <style:text-properties fo:font-variant="normal" fo:text-transform="none" fo:color="#24292e" style:font-name="SFMono-Regular" fo:font-size="9.75pt" fo:letter-spacing="normal" fo:language="no" fo:country="NO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language="no" fo:country="NO" fo:font-style="normal" fo:font-weight="normal" officeooo:rsid="0007ec1f" fo:background-color="transparent" loext:char-shading-value="0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language="no" fo:country="NO" fo:font-style="normal" fo:font-weight="normal" officeooo:rsid="00098fda" fo:background-color="transparent" loext:char-shading-value="0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language="no" fo:country="NO" fo:font-style="normal" fo:font-weight="normal" officeooo:rsid="000a4d37" fo:background-color="transparent" loext:char-shading-value="0" loext:padding="0cm" loext:border="none"/>
    </style:style>
    <style:style style:name="T6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no" fo:country="NO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font-name="Liberation Mono" fo:font-size="10.5pt" fo:letter-spacing="normal" fo:language="no" fo:country="NO" fo:font-style="normal" fo:font-weight="bold" fo:background-color="transparent" loext:char-shading-value="0" style:font-size-asian="10.5pt" style:font-size-complex="10.5pt" loext:padding="0cm" loext:border="none"/>
    </style:style>
    <style:style style:name="T8" style:family="text">
      <style:text-properties fo:font-variant="normal" fo:text-transform="none" fo:color="#000000" style:font-name="Liberation Mono" fo:font-size="10.5pt" fo:letter-spacing="normal" fo:language="no" fo:country="NO" fo:font-style="normal" fo:font-weight="normal" fo:background-color="transparent" loext:char-shading-value="0" style:font-size-asian="10.5pt" style:font-size-complex="10.5pt" loext:padding="0cm" loext:border="none"/>
    </style:style>
    <style:style style:name="T9" style:family="text">
      <style:text-properties fo:font-variant="normal" fo:text-transform="none" fo:color="#000000" style:font-name="Liberation Mono" fo:font-size="10.5pt" fo:letter-spacing="normal" fo:language="no" fo:country="NO" fo:font-style="normal" fo:font-weight="normal" officeooo:rsid="0007ec1f" fo:background-color="transparent" loext:char-shading-value="0" style:font-size-asian="10.5pt" style:font-size-complex="10.5pt" loext:padding="0cm" loext:border="none"/>
    </style:style>
    <style:style style:name="T10" style:family="text">
      <style:text-properties fo:font-variant="normal" fo:text-transform="none" fo:color="#000000" style:font-name="Liberation Mono" fo:font-size="10.5pt" fo:letter-spacing="normal" fo:language="no" fo:country="NO" fo:font-style="italic" fo:font-weight="normal" fo:background-color="transparent" loext:char-shading-value="0" style:font-size-asian="10.5pt" style:font-size-complex="10.5pt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Liberation Mono" fo:font-size="10.5pt" fo:letter-spacing="normal" fo:language="no" fo:country="NO" fo:font-style="normal" style:text-underline-style="none" fo:font-weight="normal" style:text-blinking="false" fo:background-color="transparent" loext:char-shading-value="0" style:font-size-asian="10.5pt" style:font-size-complex="10.5pt" loext:padding="0cm" loext:border="none"/>
    </style:style>
    <style:style style:name="T12" style:family="text">
      <style:text-properties officeooo:rsid="00098fda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Tic Tac Toe</text:p>
      <text:p text:style-name="P1"/>
      <text:p text:style-name="P1">## Game Rules</text:p>
      <text:p text:style-name="P1"/>
      <text:p text:style-name="P10"><text:span text:style-name="Source_20_Text"><text:span text:style-name="T3">#####</text:span></text:span><text:span text:style-name="Source_20_Text"><text:span text:style-name="T7">Tic-tac-toe </text:span></text:span><text:span text:style-name="Source_20_Text"><text:span text:style-name="T8">is a</text:span></text:span><text:a xlink:type="simple" xlink:href="https://en.wikipedia.org/wiki/Paper-and-pencil_game" text:style-name="Internet_20_link" text:visited-style-name="Visited_20_Internet_20_Link"><text:span text:style-name="Source_20_Text"><text:span text:style-name="T11">paper-and-pencil game</text:span></text:span></text:a><text:span text:style-name="Source_20_Text"><text:span text:style-name="T8"> </text:span></text:span><text:span text:style-name="Source_20_Text"><text:span text:style-name="T9">or</text:span></text:span><text:span text:style-name="Source_20_Text"><text:span text:style-name="T8"> two players,</text:span></text:span><text:span text:style-name="Source_20_Text"><text:span text:style-name="T10">X </text:span></text:span><text:span text:style-name="Source_20_Text"><text:span text:style-name="T8">and </text:span></text:span><text:span text:style-name="Source_20_Text"><text:span text:style-name="T10">O</text:span></text:span><text:span text:style-name="Source_20_Text"><text:span text:style-name="T8">, who take turns marking the spaces in a 3×3 grid. The player who succeeds in placing three of their marks in a horizontal, vertical, or diagonal row wins the game.</text:span></text:span></text:p>
      <text:p text:style-name="P5"/>
      <text:p text:style-name="P1"/>
      <text:p text:style-name="P1">## ScreenShot</text:p>
      <text:p text:style-name="P1"/>
      <text:p text:style-name="P7"><text:span text:style-name="Source_20_Text"><text:span text:style-name="T2">![</text:span></text:span><text:span text:style-name="Source_20_Text"><text:span text:style-name="T4">Game Screenshot</text:span></text:span><text:span text:style-name="Source_20_Text"><text:span text:style-name="T2">](tic-tac-toe.png)</text:span></text:span></text:p>
      <text:p text:style-name="P1"/>
      <text:p text:style-name="P1"/>
      <text:p text:style-name="P4"><text:span text:style-name="T1">## </text:span><text:span text:style-name="Source_20_Text"><text:span text:style-name="T2">[</text:span></text:span><text:span text:style-name="Source_20_Text"><text:span text:style-name="T3">Play Game Here</text:span></text:span><text:span text:style-name="Source_20_Text"><text:span text:style-name="T2">](</text:span></text:span><text:a xlink:type="simple" xlink:href="https://beginnerdeveloperamy.github.io/tic-tac-toe/" text:style-name="Internet_20_link" text:visited-style-name="Visited_20_Internet_20_Link"><text:span text:style-name="Source_20_Text"><text:span text:style-name="T6">https://beginnerdeveloperamy.github.io/tic-tac-toe/</text:span></text:span></text:a><text:span text:style-name="Source_20_Text"><text:span text:style-name="T2">)</text:span></text:span></text:p>
      <text:p text:style-name="P4"><text:span text:style-name="Source_20_Text"><text:span text:style-name="T2"/></text:span></text:p>
      <text:p text:style-name="P6"><text:span text:style-name="Source_20_Text"><text:span text:style-name="T4"/></text:span></text:p>
      <text:p text:style-name="P2">## <text:span text:style-name="T12">Project Process</text:span></text:p>
      <text:p text:style-name="P2"/>
      <text:p text:style-name="P8"><text:span text:style-name="Source_20_Text"><text:span text:style-name="T2">###</text:span></text:span><text:span text:style-name="Source_20_Text"><text:span text:style-name="T4">Day 1</text:span></text:span></text:p>
      <text:p text:style-name="P8"><text:span text:style-name="Source_20_Text"><text:span text:style-name="T4"/></text:span></text:p>
      <text:p text:style-name="P8"><text:span text:style-name="Source_20_Text"><text:span text:style-name="T4">1. Get the general Layout for html and css. </text:span></text:span></text:p>
      <text:p text:style-name="P8"><text:span text:style-name="Source_20_Text"><text:span text:style-name="T4">2. Hard code winningcombinations and get the game working </text:span></text:span></text:p>
      <text:p text:style-name="P8"><text:span text:style-name="Source_20_Text"><text:span text:style-name="T4"/></text:span></text:p>
      <text:p text:style-name="P8"><text:span text:style-name="Source_20_Text"><text:span text:style-name="T2">###</text:span></text:span><text:span text:style-name="Source_20_Text"><text:span text:style-name="T4">Day 2</text:span></text:span></text:p>
      <text:p text:style-name="P8"><text:span text:style-name="Source_20_Text"><text:span text:style-name="T4"/></text:span></text:p>
      <text:p text:style-name="P8"><text:span text:style-name="Source_20_Text"><text:span text:style-name="T4">1. Adding animation and some feature for the game</text:span></text:span></text:p>
      <text:p text:style-name="P8"><text:span text:style-name="Source_20_Text"><text:span text:style-name="T4">2. Add function to generate winningcombination rather than just hard code</text:span></text:span></text:p>
      <text:p text:style-name="P8"><text:span text:style-name="Source_20_Text"><text:span text:style-name="T4"/></text:span></text:p>
      <text:p text:style-name="P8"><text:span text:style-name="Source_20_Text"><text:span text:style-name="T4">### Day 3 </text:span></text:span></text:p>
      <text:p text:style-name="P8"><text:span text:style-name="Source_20_Text"><text:span text:style-name="T4">1. website deployment using github</text:span></text:span></text:p>
      <text:p text:style-name="P8"><text:span text:style-name="Source_20_Text"><text:span text:style-name="T4">2. prepare readme file 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3"><text:span text:style-name="Source_20_Text"><text:span text:style-name="T2">## </text:span></text:span><text:span text:style-name="Source_20_Text"><text:span text:style-name="T5">Struggles</text:span></text:span></text:p>
      <text:p text:style-name="P8"><text:span text:style-name="Source_20_Text"><text:span text:style-name="T4"/></text:span></text:p>
      <text:p text:style-name="P8"><text:span text:style-name="Source_20_Text"><text:span text:style-name="T4">#####The first problem comes when I try to think of the methond to check who win the game.</text:span></text:span></text:p>
      <text:p text:style-name="P9"><text:span text:style-name="Source_20_Text"><text:span text:style-name="T4">I think it too generally and lost track. Since this is a really easy game and all the winning combinations is </text:span></text:span><text:span text:style-name="Source_20_Text"><text:span text:style-name="T5"><text:s/>limited, I gave each element div an id and list out all the winning situation and comparing with their id. <text:s/>This get the game work. </text:span></text:span></text:p>
      <text:p text:style-name="P9"><text:span text:style-name="Source_20_Text"><text:span text:style-name="T5"/></text:span></text:p>
      <text:p text:style-name="P9"><text:span text:style-name="Source_20_Text"><text:span text:style-name="T4">#####</text:span></text:span><text:span text:style-name="Source_20_Text"><text:span text:style-name="T5">The second problem is when I try to add some sound effect and animation, things go wrong with those feature. I use animation css library to generate animation effect and it turn out that when I try to add more than one effect, they don’t get along very well.</text:span></text:span></text:p>
      <text:p text:style-name="P9"><text:span text:style-name="Source_20_Text"><text:span text:style-name="T5"/></text:span></text:p>
      <text:p text:style-name="P9"><text:span text:style-name="Source_20_Text"><text:span text:style-name="T5">#####Also I spent a lot of time is try to find out the pattern with winning combinations rather than just hard code. </text:span></text:span></text:p>
      <text:p text:style-name="P9"><text:span text:style-name="Source_20_Text"><text:span text:style-name="T5"/></text:span></text:p>
      <text:p text:style-name="P9"><text:span text:style-name="Source_20_Text"><text:span text:style-name="T5">## summary</text:span></text:span></text:p>
      <text:p text:style-name="P9"><text:span text:style-name="Source_20_Text"><text:span text:style-name="T5"/></text:span></text:p>
      <text:p text:style-name="P9"><text:span text:style-name="Source_20_Text"><text:span text:style-name="T5">##### when it come to a real game, there are a lot of situation that need to take into consideration. How you design the layout, styles ,what data structure to use. How to abstract function to make it reusable. I have gained plenty of practice from this project.</text:span></text:span></text:p>
      <text:p text:style-name="P9"><text:span text:style-name="Source_20_Text"><text:span text:style-name="T5"/></text:span></text:p>
      <text:p text:style-name="P9"><text:span text:style-name="Source_20_Text"><text:span text:style-name="T5"><text:s/>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0:04:52.610474009</meta:creation-date>
    <dc:date>2019-04-12T10:40:57.487397114</dc:date>
    <meta:editing-duration>PT4S</meta:editing-duration>
    <meta:editing-cycles>1</meta:editing-cycles>
    <meta:document-statistic meta:table-count="0" meta:image-count="0" meta:object-count="0" meta:page-count="2" meta:paragraph-count="24" meta:word-count="298" meta:character-count="1698" meta:non-whitespace-character-count="1414"/>
    <meta:generator>LibreOffice/6.0.7.3$Linux_X86_64 LibreOffice_project/00m0$Build-3</meta:generator>
  </office:meta>
</office:document-meta>
</file>